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4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draw:stroke="none" draw:fill="hatch" draw:fill-hatch-name="_30_.1_20_crossing" draw:fill-hatch-solid="fals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fill="hatch" draw:fill-gradient-name="Gradient_20_1" draw:fill-hatch-name="_30_.1_20_crossing_2c__20_horizontal" draw:fill-hatch-solid="false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fill="none" draw:fill-hatch-name="Black_20_90_20_Degrees" draw:textarea-horizontal-align="center" draw:textarea-vertical-align="middle"/>
    </style:style>
    <style:style style:name="gr12" style:family="graphic" style:parent-style-name="standard">
      <style:graphic-properties draw:stroke="solid" draw:fill="hatch" draw:fill-hatch-name="Black_20_90_20_Degrees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fill-hatch-name="Black_20_90_20_Degrees" draw:textarea-horizontal-align="left" draw:auto-grow-height="true" draw:auto-grow-width="false" fo:min-height="0cm" fo:min-width="2.5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8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6pt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size="8pt"/>
    </style:style>
    <style:style style:name="T3" style:family="text">
      <style:text-properties fo:font-family="'Courier New'" style:font-family-generic="modern" style:font-pitch="fixed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cm" svg:height="2.334cm" svg:x="14cm" svg:y="2.333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65cm" svg:height="0.573cm" svg:x="16.333cm" svg:y="12.26cm">
          <draw:text-box>
            <text:p text:style-name="P2"><text:span text:style-name="T1">0x0000 0000</text:span></text:p>
          </draw:text-box>
        </draw:frame>
        <draw:frame draw:style-name="gr2" draw:text-style-name="P3" draw:layer="layout" svg:width="2.365cm" svg:height="0.573cm" svg:x="16.356cm" svg:y="9.499cm">
          <draw:text-box>
            <text:p text:style-name="P2"><text:span text:style-name="T1">0x4000 0000</text:span></text:p>
          </draw:text-box>
        </draw:frame>
        <draw:line draw:style-name="gr3" draw:text-style-name="P1" draw:layer="layout" svg:x1="14cm" svg:y1="12.667cm" svg:x2="17cm" svg:y2="12.667cm">
          <text:p text:style-name="P2"/>
        </draw:line>
        <draw:line draw:style-name="gr3" draw:text-style-name="P1" draw:layer="layout" svg:x1="16cm" svg:y1="12.333cm" svg:x2="16.333cm" svg:y2="12.333cm">
          <text:p text:style-name="P2"/>
        </draw:line>
        <draw:line draw:style-name="gr3" draw:text-style-name="P1" draw:layer="layout" svg:x1="16cm" svg:y1="12cm" svg:x2="16.333cm" svg:y2="12cm">
          <text:p text:style-name="P2"/>
        </draw:line>
        <draw:line draw:style-name="gr3" draw:text-style-name="P1" draw:layer="layout" svg:x1="16cm" svg:y1="11.667cm" svg:x2="16.333cm" svg:y2="11.667cm">
          <text:p text:style-name="P2"/>
        </draw:line>
        <draw:line draw:style-name="gr3" draw:text-style-name="P1" draw:layer="layout" svg:x1="16cm" svg:y1="11.333cm" svg:x2="16.666cm" svg:y2="11.333cm">
          <text:p text:style-name="P2"/>
        </draw:line>
        <draw:line draw:style-name="gr3" draw:text-style-name="P1" draw:layer="layout" svg:x1="16cm" svg:y1="11cm" svg:x2="16.333cm" svg:y2="11cm">
          <text:p text:style-name="P2"/>
        </draw:line>
        <draw:line draw:style-name="gr3" draw:text-style-name="P1" draw:layer="layout" svg:x1="16cm" svg:y1="10.667cm" svg:x2="16.333cm" svg:y2="10.667cm">
          <text:p text:style-name="P2"/>
        </draw:line>
        <draw:line draw:style-name="gr3" draw:text-style-name="P1" draw:layer="layout" svg:x1="16cm" svg:y1="10.333cm" svg:x2="16.333cm" svg:y2="10.333cm">
          <text:p text:style-name="P2"/>
        </draw:line>
        <draw:line draw:style-name="gr3" draw:text-style-name="P1" draw:layer="layout" svg:x1="16cm" svg:y1="10cm" svg:x2="17cm" svg:y2="10cm">
          <text:p text:style-name="P2"/>
        </draw:line>
        <draw:line draw:style-name="gr3" draw:text-style-name="P1" draw:layer="layout" svg:x1="16cm" svg:y1="9.667cm" svg:x2="16.333cm" svg:y2="9.667cm">
          <text:p text:style-name="P2"/>
        </draw:line>
        <draw:line draw:style-name="gr3" draw:text-style-name="P1" draw:layer="layout" svg:x1="16cm" svg:y1="9.334cm" svg:x2="16.333cm" svg:y2="9.334cm">
          <text:p text:style-name="P2"/>
        </draw:line>
        <draw:line draw:style-name="gr3" draw:text-style-name="P1" draw:layer="layout" svg:x1="16cm" svg:y1="9.001cm" svg:x2="16.333cm" svg:y2="9.001cm">
          <text:p text:style-name="P2"/>
        </draw:line>
        <draw:line draw:style-name="gr3" draw:text-style-name="P1" draw:layer="layout" svg:x1="16cm" svg:y1="8.667cm" svg:x2="16.666cm" svg:y2="8.667cm">
          <text:p text:style-name="P2"/>
        </draw:line>
        <draw:line draw:style-name="gr3" draw:text-style-name="P1" draw:layer="layout" svg:x1="16cm" svg:y1="8.334cm" svg:x2="16.333cm" svg:y2="8.334cm">
          <text:p text:style-name="P2"/>
        </draw:line>
        <draw:line draw:style-name="gr3" draw:text-style-name="P1" draw:layer="layout" svg:x1="16cm" svg:y1="8.001cm" svg:x2="16.333cm" svg:y2="8.001cm">
          <text:p text:style-name="P2"/>
        </draw:line>
        <draw:line draw:style-name="gr3" draw:text-style-name="P1" draw:layer="layout" svg:x1="16cm" svg:y1="7.667cm" svg:x2="16.333cm" svg:y2="7.667cm">
          <text:p text:style-name="P2"/>
        </draw:line>
        <draw:line draw:style-name="gr3" draw:text-style-name="P1" draw:layer="layout" svg:x1="16cm" svg:y1="7.334cm" svg:x2="17cm" svg:y2="7.334cm">
          <text:p text:style-name="P2"/>
        </draw:line>
        <draw:line draw:style-name="gr3" draw:text-style-name="P1" draw:layer="layout" svg:x1="16cm" svg:y1="7cm" svg:x2="16.333cm" svg:y2="7cm">
          <text:p text:style-name="P2"/>
        </draw:line>
        <draw:line draw:style-name="gr4" draw:text-style-name="P1" draw:layer="layout" svg:x1="16cm" svg:y1="6.667cm" svg:x2="16.333cm" svg:y2="6.667cm">
          <text:p text:style-name="P2"/>
        </draw:line>
        <draw:line draw:style-name="gr3" draw:text-style-name="P1" draw:layer="layout" svg:x1="16cm" svg:y1="6.334cm" svg:x2="16.333cm" svg:y2="6.334cm">
          <text:p text:style-name="P2"/>
        </draw:line>
        <draw:line draw:style-name="gr3" draw:text-style-name="P1" draw:layer="layout" svg:x1="16cm" svg:y1="6cm" svg:x2="16.666cm" svg:y2="6cm">
          <text:p text:style-name="P2"/>
        </draw:line>
        <draw:line draw:style-name="gr3" draw:text-style-name="P1" draw:layer="layout" svg:x1="16cm" svg:y1="5.667cm" svg:x2="16.333cm" svg:y2="5.667cm">
          <text:p text:style-name="P2"/>
        </draw:line>
        <draw:line draw:style-name="gr3" draw:text-style-name="P1" draw:layer="layout" svg:x1="16cm" svg:y1="5.334cm" svg:x2="16.333cm" svg:y2="5.334cm">
          <text:p text:style-name="P2"/>
        </draw:line>
        <draw:line draw:style-name="gr3" draw:text-style-name="P1" draw:layer="layout" svg:x1="16cm" svg:y1="5cm" svg:x2="16.333cm" svg:y2="5cm">
          <text:p text:style-name="P2"/>
        </draw:line>
        <draw:line draw:style-name="gr3" draw:text-style-name="P1" draw:layer="layout" svg:x1="16cm" svg:y1="4.667cm" svg:x2="17cm" svg:y2="4.667cm">
          <text:p text:style-name="P2"/>
        </draw:line>
        <draw:line draw:style-name="gr3" draw:text-style-name="P1" draw:layer="layout" svg:x1="16cm" svg:y1="4.334cm" svg:x2="16.333cm" svg:y2="4.334cm">
          <text:p text:style-name="P2"/>
        </draw:line>
        <draw:line draw:style-name="gr3" draw:text-style-name="P1" draw:layer="layout" svg:x1="16cm" svg:y1="4.001cm" svg:x2="16.333cm" svg:y2="4.001cm">
          <text:p text:style-name="P2"/>
        </draw:line>
        <draw:line draw:style-name="gr3" draw:text-style-name="P1" draw:layer="layout" svg:x1="16cm" svg:y1="3.668cm" svg:x2="16.333cm" svg:y2="3.668cm">
          <text:p text:style-name="P2"/>
        </draw:line>
        <draw:line draw:style-name="gr3" draw:text-style-name="P1" draw:layer="layout" svg:x1="16cm" svg:y1="3.334cm" svg:x2="16.666cm" svg:y2="3.333cm">
          <text:p text:style-name="P2"/>
        </draw:line>
        <draw:line draw:style-name="gr3" draw:text-style-name="P1" draw:layer="layout" svg:x1="16cm" svg:y1="3.001cm" svg:x2="16.333cm" svg:y2="3.001cm">
          <text:p text:style-name="P2"/>
        </draw:line>
        <draw:line draw:style-name="gr3" draw:text-style-name="P1" draw:layer="layout" svg:x1="16cm" svg:y1="2.668cm" svg:x2="16.333cm" svg:y2="2.668cm">
          <text:p text:style-name="P2"/>
        </draw:line>
        <draw:line draw:style-name="gr3" draw:text-style-name="P1" draw:layer="layout" svg:x1="16cm" svg:y1="2.334cm" svg:x2="16.333cm" svg:y2="2.334cm">
          <text:p text:style-name="P2"/>
        </draw:line>
        <draw:line draw:style-name="gr3" draw:text-style-name="P1" draw:layer="layout" svg:x1="16cm" svg:y1="2.001cm" svg:x2="17cm" svg:y2="2.001cm">
          <text:p text:style-name="P2"/>
        </draw:line>
        <draw:frame draw:style-name="gr2" draw:text-style-name="P3" draw:layer="layout" svg:width="2.365cm" svg:height="0.573cm" svg:x="16.333cm" svg:y="6.833cm">
          <draw:text-box>
            <text:p text:style-name="P2"><text:span text:style-name="T1">0x8000 0000</text:span></text:p>
          </draw:text-box>
        </draw:frame>
        <draw:frame draw:style-name="gr2" draw:text-style-name="P3" draw:layer="layout" svg:width="2.365cm" svg:height="0.573cm" svg:x="16.333cm" svg:y="4.167cm">
          <draw:text-box>
            <text:p text:style-name="P2"><text:span text:style-name="T1">0xC000 0000</text:span></text:p>
          </draw:text-box>
        </draw:frame>
        <draw:frame draw:style-name="gr2" draw:text-style-name="P3" draw:layer="layout" svg:width="2.365cm" svg:height="0.573cm" svg:x="16.326cm" svg:y="1.919cm">
          <draw:text-box>
            <text:p text:style-name="P2"><text:span text:style-name="T1">0xFFFF FFFF</text:span></text:p>
          </draw:text-box>
        </draw:frame>
        <draw:line draw:style-name="gr3" draw:text-style-name="P1" draw:layer="layout" svg:x1="16cm" svg:y1="2cm" svg:x2="16cm" svg:y2="12.667cm">
          <text:p text:style-name="P2"/>
        </draw:line>
        <draw:line draw:style-name="gr3" draw:text-style-name="P1" draw:layer="layout" svg:x1="14cm" svg:y1="12.667cm" svg:x2="14cm" svg:y2="2cm">
          <text:p text:style-name="P2"/>
        </draw:line>
        <draw:line draw:style-name="gr3" draw:text-style-name="P1" draw:layer="layout" svg:x1="16cm" svg:y1="2cm" svg:x2="14cm" svg:y2="2cm">
          <text:p text:style-name="P2"/>
        </draw:line>
        <draw:custom-shape draw:style-name="gr5" draw:text-style-name="P1" draw:layer="layout" svg:width="2cm" svg:height="0.166cm" svg:x="14cm" svg:y="4.667cm">
          <text:p text:style-name="P2"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1" draw:layer="layout" svg:width="2cm" svg:height="0.167cm" svg:x="14cm" svg:y="4.83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3" draw:text-style-name="P1" draw:layer="layout" svg:x1="6.5cm" svg:y1="5.832cm" svg:x2="7.5cm" svg:y2="5.832cm">
          <text:p text:style-name="P2"/>
        </draw:line>
        <draw:line draw:style-name="gr3" draw:text-style-name="P1" draw:layer="layout" svg:x1="7.167cm" svg:y1="5.499cm" svg:x2="7.5cm" svg:y2="5.499cm">
          <text:p text:style-name="P2"/>
        </draw:line>
        <draw:line draw:style-name="gr3" draw:text-style-name="P1" draw:layer="layout" svg:x1="7.167cm" svg:y1="5.166cm" svg:x2="7.5cm" svg:y2="5.166cm">
          <text:p text:style-name="P2"/>
        </draw:line>
        <draw:line draw:style-name="gr3" draw:text-style-name="P1" draw:layer="layout" svg:x1="7.167cm" svg:y1="4.833cm" svg:x2="7.5cm" svg:y2="4.833cm">
          <text:p text:style-name="P2"/>
        </draw:line>
        <draw:line draw:style-name="gr3" draw:text-style-name="P1" draw:layer="layout" svg:x1="6.833cm" svg:y1="4.499cm" svg:x2="7.5cm" svg:y2="4.499cm">
          <text:p text:style-name="P2"/>
        </draw:line>
        <draw:line draw:style-name="gr3" draw:text-style-name="P1" draw:layer="layout" svg:x1="7.167cm" svg:y1="4.166cm" svg:x2="7.5cm" svg:y2="4.166cm">
          <text:p text:style-name="P2"/>
        </draw:line>
        <draw:line draw:style-name="gr3" draw:text-style-name="P1" draw:layer="layout" svg:x1="7.167cm" svg:y1="3.833cm" svg:x2="7.5cm" svg:y2="3.833cm">
          <text:p text:style-name="P2"/>
        </draw:line>
        <draw:line draw:style-name="gr3" draw:text-style-name="P1" draw:layer="layout" svg:x1="7.167cm" svg:y1="3.499cm" svg:x2="7.5cm" svg:y2="3.499cm">
          <text:p text:style-name="P2"/>
        </draw:line>
        <draw:line draw:style-name="gr3" draw:text-style-name="P1" draw:layer="layout" svg:x1="6.5cm" svg:y1="3.166cm" svg:x2="7.5cm" svg:y2="3.166cm">
          <text:p text:style-name="P2"/>
        </draw:line>
        <draw:line draw:style-name="gr3" draw:text-style-name="P1" draw:layer="layout" svg:x1="7.5cm" svg:y1="3.166cm" svg:x2="9.5cm" svg:y2="3.166cm">
          <text:p text:style-name="P2"/>
        </draw:line>
        <draw:line draw:style-name="gr3" draw:text-style-name="P1" draw:layer="layout" svg:x1="7.5cm" svg:y1="3.166cm" svg:x2="7.5cm" svg:y2="5.832cm">
          <text:p text:style-name="P2"/>
        </draw:line>
        <draw:line draw:style-name="gr3" draw:text-style-name="P1" draw:layer="layout" svg:x1="9.5cm" svg:y1="5.832cm" svg:x2="7.5cm" svg:y2="5.832cm">
          <text:p text:style-name="P2"/>
        </draw:line>
        <draw:line draw:style-name="gr3" draw:text-style-name="P1" draw:layer="layout" svg:x1="9.5cm" svg:y1="5.832cm" svg:x2="9.5cm" svg:y2="3.166cm">
          <text:p text:style-name="P2"/>
        </draw:line>
        <draw:frame draw:style-name="gr2" draw:text-style-name="P3" draw:layer="layout" svg:width="2.365cm" svg:height="0.573cm" svg:x="4.751cm" svg:y="3.085cm">
          <draw:text-box>
            <text:p text:style-name="P2"><text:span text:style-name="T1">0xBFFF FFFF</text:span></text:p>
          </draw:text-box>
        </draw:frame>
        <draw:frame draw:style-name="gr2" draw:text-style-name="P3" draw:layer="layout" svg:width="2.365cm" svg:height="0.573cm" svg:x="4.755cm" svg:y="5.751cm">
          <draw:text-box>
            <text:p text:style-name="P2"><text:span text:style-name="T1">0xB000 0000</text:span></text:p>
          </draw:text-box>
        </draw:frame>
        <draw:path draw:style-name="gr7" draw:text-style-name="P1" draw:layer="layout" svg:width="4.5cm" svg:height="1.5cm" svg:x="9.5cm" svg:y="3.166cm" svg:viewBox="0 0 4501 1501" svg:d="m0 0c0 1500 4500 1500 4500 1500">
          <text:p text:style-name="P2"/>
        </draw:path>
        <draw:path draw:style-name="gr7" draw:text-style-name="P1" draw:layer="layout" svg:width="4.5cm" svg:height="0.5cm" svg:x="9.5cm" svg:y="5.333cm" svg:viewBox="0 0 4501 501" svg:d="m0 500c0-500 4500-500 4500-500">
          <text:p text:style-name="P2"/>
        </draw:path>
        <draw:custom-shape draw:style-name="gr6" draw:text-style-name="P1" draw:layer="layout" svg:width="2cm" svg:height="0.667cm" svg:x="7.5cm" svg:y="4.492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8.5cm" svg:y1="5.167cm" svg:x2="8.5cm" svg:y2="5.5cm">
          <text:p text:style-name="P2"/>
        </draw:line>
        <draw:custom-shape draw:style-name="gr5" draw:text-style-name="P1" draw:layer="layout" svg:width="2cm" svg:height="0.333cm" svg:x="7.5cm" svg:y="3.157cm">
          <text:p text:style-name="P2"/>
          <draw:enhanced-geometry svg:viewBox="0 0 21600 21600" draw:mirror-vertical="true" draw:type="rectangle" draw:enhanced-path="M 0 0 L 21600 0 21600 21600 0 21600 0 0 Z N"/>
        </draw:custom-shape>
        <draw:line draw:style-name="gr8" draw:text-style-name="P1" draw:layer="layout" svg:x1="8.5cm" svg:y1="3.499cm" svg:x2="8.5cm" svg:y2="3.832cm">
          <text:p text:style-name="P2"/>
        </draw:line>
        <draw:custom-shape draw:style-name="gr9" draw:text-style-name="P1" draw:layer="layout" svg:width="2cm" svg:height="0.333cm" svg:x="14cm" svg:y="12cm">
          <text:p text:style-name="P2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333cm" svg:x="14cm" svg:y="11.667cm">
          <text:p text:style-name="P2"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0.167cm" svg:height="0.166cm" draw:transform="rotate (3.1415926535892) translate (13.877cm 2.499cm)" svg:viewBox="0 0 168 167" svg:d="m167 0c0 166-167 166-167 166">
          <text:p text:style-name="P2"/>
        </draw:path>
        <draw:path draw:style-name="gr11" draw:text-style-name="P1" draw:layer="layout" svg:width="0.167cm" svg:height="0.166cm" draw:transform="rotate (3.1415926535892) translate (13.877cm 4.666cm)" svg:viewBox="0 0 168 167" svg:d="m0 0c167 0 167 166 167 166">
          <text:p text:style-name="P2"/>
        </draw:path>
        <draw:path draw:style-name="gr11" draw:text-style-name="P1" draw:layer="layout" svg:width="0.166cm" svg:height="0.167cm" draw:transform="rotate (3.1415926535892) translate (13.71cm 3.666cm)" svg:viewBox="0 0 167 168" svg:d="m0 0c0 167 166 167 166 167">
          <text:p text:style-name="P2"/>
        </draw:path>
        <draw:path draw:style-name="gr11" draw:text-style-name="P1" draw:layer="layout" svg:width="0.166cm" svg:height="0.166cm" draw:transform="rotate (3.1415926535892) translate (13.71cm 3.499cm)" svg:viewBox="0 0 167 167" svg:d="m0 166c0-166 166-166 166-166">
          <text:p text:style-name="P2"/>
        </draw:path>
        <draw:line draw:style-name="gr12" draw:text-style-name="P1" draw:layer="layout" svg:x1="13.71cm" svg:y1="4.5cm" svg:x2="13.71cm" svg:y2="3.667cm">
          <text:p text:style-name="P2"/>
        </draw:line>
        <draw:line draw:style-name="gr12" draw:text-style-name="P1" draw:layer="layout" svg:x1="13.71cm" svg:y1="2.499cm" svg:x2="13.71cm" svg:y2="3.333cm">
          <text:p text:style-name="P2"/>
        </draw:line>
        <draw:frame draw:style-name="gr13" draw:text-style-name="P5" draw:layer="layout" svg:width="3.571cm" svg:height="0.911cm" svg:x="10.044cm" svg:y="3cm">
          <draw:text-box>
            <text:p text:style-name="P4"><text:span text:style-name="T2">lowmem</text:span></text:p>
            <text:p text:style-name="P4"><text:span text:style-name="T2">mapped kernel space</text:span></text:p>
          </draw:text-box>
        </draw:frame>
        <draw:line draw:style-name="gr12" draw:text-style-name="P1" draw:layer="layout" svg:x1="13.544cm" svg:y1="11.5cm" svg:x2="14.044cm" svg:y2="11.833cm">
          <text:p text:style-name="P2"/>
        </draw:line>
        <draw:frame draw:style-name="gr13" draw:text-style-name="P5" draw:layer="layout" svg:width="1.209cm" svg:height="0.581cm" svg:x="12.335cm" svg:y="11.167cm">
          <draw:text-box>
            <text:p text:style-name="P4"><text:span text:style-name="T2">heap</text:span></text:p>
          </draw:text-box>
        </draw:frame>
        <draw:frame draw:style-name="gr13" draw:text-style-name="P5" draw:layer="layout" svg:width="3.33cm" svg:height="0.581cm" svg:x="10.21cm" svg:y="12cm">
          <draw:text-box>
            <text:p text:style-name="P4"><text:span text:style-name="T2">mapped executable</text:span></text:p>
          </draw:text-box>
        </draw:frame>
        <draw:line draw:style-name="gr12" draw:text-style-name="P1" draw:layer="layout" svg:x1="13.544cm" svg:y1="12.333cm" svg:x2="14.044cm" svg:y2="12.166cm">
          <text:p text:style-name="P2"/>
        </draw:line>
        <draw:line draw:style-name="gr12" draw:text-style-name="P1" draw:layer="layout" svg:x1="7.5cm" svg:y1="3.332cm" svg:x2="4.5cm" svg:y2="2.666cm">
          <text:p text:style-name="P2"/>
        </draw:line>
        <draw:frame draw:style-name="gr13" draw:text-style-name="P5" draw:layer="layout" svg:width="2.581cm" svg:height="0.911cm" svg:x="1.963cm" svg:y="2.256cm">
          <draw:text-box>
            <text:p text:style-name="P4"><text:span text:style-name="T2">stack, growing</text:span></text:p>
            <text:p text:style-name="P4"><text:span text:style-name="T2">downward</text:span></text:p>
          </draw:text-box>
        </draw:frame>
        <draw:frame draw:style-name="gr14" draw:text-style-name="P5" draw:layer="layout" svg:width="3.211cm" svg:height="0.911cm" svg:x="1.333cm" svg:y="4.589cm">
          <draw:text-box>
            <text:p text:style-name="P4"><text:span text:style-name="T2">mapped libraries,</text:span></text:p>
            <text:p text:style-name="P4"><text:span text:style-name="T2">growing downward</text:span></text:p>
          </draw:text-box>
        </draw:frame>
        <draw:frame draw:style-name="gr13" draw:text-style-name="P6" draw:layer="layout" svg:width="1.899cm" svg:height="0.493cm" svg:x="5.166cm" svg:y="4.332cm">
          <draw:text-box>
            <text:p text:style-name="P2"><text:span text:style-name="T3">0xB800 0000</text:span></text:p>
          </draw:text-box>
        </draw:frame>
        <draw:line draw:style-name="gr12" draw:text-style-name="P1" draw:layer="layout" svg:x1="7.5cm" svg:y1="4.999cm" svg:x2="4.5cm" svg:y2="4.999cm">
          <text:p text:style-name="P2"/>
        </draw:line>
        <draw:custom-shape draw:style-name="gr9" draw:text-style-name="P1" draw:layer="layout" svg:width="2cm" svg:height="0.333cm" svg:x="14cm" svg:y="2cm">
          <text:p text:style-name="P2"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044cm" svg:y1="2.167cm" svg:x2="13cm" svg:y2="2.166cm">
          <text:p text:style-name="P2"/>
        </draw:line>
        <draw:frame draw:style-name="gr13" draw:text-style-name="P5" draw:layer="layout" svg:width="1.785cm" svg:height="0.581cm" svg:x="11.381cm" svg:y="1.919cm">
          <draw:text-box>
            <text:p text:style-name="P4"><text:span text:style-name="T2">unknown</text:span></text:p>
          </draw:text-box>
        </draw:frame>
        <draw:frame draw:style-name="gr13" draw:text-style-name="P6" draw:layer="layout" svg:width="1.899cm" svg:height="0.493cm" svg:x="16cm" svg:y="12.019cm">
          <draw:text-box>
            <text:p text:style-name="P2"><text:span text:style-name="T3">0x0800 0000</text:span></text:p>
          </draw:text-box>
        </draw:frame>
        <draw:line draw:style-name="gr12" draw:text-style-name="P1" draw:layer="layout" svg:x1="14cm" svg:y1="4.667cm" svg:x2="15cm" svg:y2="4.667cm">
          <text:p text:style-name="P2"/>
        </draw:line>
        <draw:line draw:style-name="gr12" draw:text-style-name="P1" draw:layer="layout" svg:x1="14cm" svg:y1="5.333cm" svg:x2="15cm" svg:y2="5.33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_30_.1_20_crossing" draw:display-name="0.1 crossing" draw:style="double" draw:color="#000000" draw:distance="0.1cm" draw:rotation="450"/>
    <draw:hatch draw:name="_30_.1_20_crossing_2c__20_horizontal" draw:display-name="0.1 crossing, horizontal" draw:style="double" draw:color="#000000" draw:distance="0.1cm" draw:rotation="0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9T22:45:43</meta:creation-date>
    <dc:date>2007-02-18T21:28:33</dc:date>
    <dc:language>de-DE</dc:language>
    <meta:editing-cycles>11</meta:editing-cycles>
    <meta:editing-duration>PT1H12M46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